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fo:background-color="#ffff00" style:font-weight-asian="bold" style:font-weight-complex="bold"/>
    </style:style>
    <style:style style:name="P3" style:family="paragraph" style:parent-style-name="Standard" style:list-style-name="List_20_1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WS Cost Saving</text:p>
      <text:p text:style-name="Standard"/>
      <text:list xml:id="list2413763275" text:style-name="List_20_1">
        <text:list-item>
          <text:p text:style-name="P3">Right Sizing </text:p>
          <text:p text:style-name="P3"/>
        </text:list-item>
        <text:list-item>
          <text:p text:style-name="P3">Right Sizing Tools = AWS Compute Optimzer , AWS Cost Explorer Resource Optimzer, AWS Trusted Adviser</text:p>
          <text:p text:style-name="P3"/>
        </text:list-item>
        <text:list-item>
          <text:p text:style-name="P3">Reserved Instances</text:p>
          <text:p text:style-name="P3"/>
        </text:list-item>
        <text:list-item>
          <text:p text:style-name="P3">Delete Idle Resources</text:p>
          <text:p text:style-name="P3"/>
        </text:list-item>
        <text:list-item>
          <text:p text:style-name="P3">S3 Intellgient tiering</text:p>
          <text:p text:style-name="P3"/>
        </text:list-item>
        <text:list-item>
          <text:p text:style-name="P3">Saving Plans</text:p>
          <text:p text:style-name="P3"/>
        </text:list-item>
        <text:list-item>
          <text:p text:style-name="P3">Enterprise Plans</text:p>
          <text:p text:style-name="P3"/>
        </text:list-item>
        <text:list-item>
          <text:p text:style-name="P3">Schulding</text:p>
          <text:p text:style-name="P3"/>
        </text:list-item>
        <text:list-item>
          <text:p text:style-name="P3">Serverless</text:p>
          <text:p text:style-name="P3"/>
        </text:list-item>
        <text:list-item>
          <text:p text:style-name="P3">Cost Aware Architecture</text:p>
          <text:p text:style-name="P3"/>
        </text:list-item>
        <text:list-item>
          <text:p text:style-name="P3">auto scaing</text:p>
          <text:p text:style-name="P3"/>
        </text:list-item>
      </text:list>
      <text:p text:style-name="Standard"/>
      <text:p text:style-name="Standard"/>
      <text:p text:style-name="P2">Right Size Using Performance Data: </text:p>
      <text:p text:style-name="Standard"/>
      <text:p text:style-name="Standard">Analyze performance data to right size your EC2 instances.</text:p>
      <text:p text:style-name="Standard"/>
      <text:p text:style-name="Standard">1. idle instances </text:p>
      <text:p text:style-name="Standard"/>
      <text:p text:style-name="Standard">2. ones that are underutilized.</text:p>
      <text:p text:style-name="Standard"/>
      <text:p text:style-name="P1">Key metrics to look for are: </text:p>
      <text:p text:style-name="Standard"/>
      <text:p text:style-name="Standard">1 CPU usage </text:p>
      <text:p text:style-name="Standard"/>
      <text:p text:style-name="Standard">2.memory usage.</text:p>
      <text:p text:style-name="Standard"/>
      <text:p text:style-name="Standard">3. Identify instances with a maximum CPU usage and memory usage of less than 40% over a four-week period.</text:p>
      <text:p text:style-name="Standard"/>
      <text:p text:style-name="P2">compute-optimized instances:</text:p>
      <text:p text:style-name="Standard"/>
      <text:p text:style-name="Standard">For storage-optimized instances (I2 and D2 instance types), </text:p>
      <text:p text:style-name="Standard"/>
      <text:p text:style-name="Standard">1. high data IOPS, </text:p>
      <text:p text:style-name="Standard"/>
      <text:p text:style-name="Standard">2. focus on IOPS to see whether instances are over provisioned.</text:p>
      <text:p text:style-name="Standard"/>
      <text:p text:style-name="Standard"><text:soft-page-break/></text:p>
      <text:p text:style-name="P2">RDS: </text:p>
      <text:p text:style-name="Standard"/>
      <text:p text:style-name="Standard">analyzing performance data for Amazon RDS DB instances,following metrics </text:p>
      <text:p text:style-name="Standard"/>
      <text:p text:style-name="Standard">Average CPU utilization</text:p>
      <text:p text:style-name="Standard"/>
      <text:p text:style-name="Standard">Maximum CPU utilization</text:p>
      <text:p text:style-name="Standard"/>
      <text:p text:style-name="Standard">Minimum available RAM</text:p>
      <text:p text:style-name="Standard"/>
      <text:p text:style-name="Standard">Average number of bytes read from disk per second</text:p>
      <text:p text:style-name="Standard"/>
      <text:p text:style-name="Standard">Average number of bytes written to disk per secon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4T13:44:21.161000000</meta:creation-date>
    <dc:date>2022-07-24T15:32:09.121000000</dc:date>
    <meta:editing-duration>PT1H37M37S</meta:editing-duration>
    <meta:editing-cycles>1</meta:editing-cycles>
    <meta:document-statistic meta:table-count="0" meta:image-count="0" meta:object-count="0" meta:page-count="2" meta:paragraph-count="42" meta:word-count="176" meta:character-count="1009" meta:non-whitespace-character-count="877"/>
    <meta:generator>LibreOffice/7.3.2.2$Windows_X86_64 LibreOffice_project/49f2b1bff42cfccbd8f788c8dc32c1c309559be0</meta:generator>
  </office:meta>
</office:document-meta>
</file>